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0.065cm"/>
    </style:style>
    <style:style style:name="pr3" style:family="presentation" style:parent-style-name="Default-outline1">
      <style:graphic-properties fo:min-height="6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8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27.083cm"/>
    </style:style>
    <style:style style:name="pr9" style:family="presentation" style:parent-style-name="Default-outline1">
      <style:graphic-properties fo:min-height="25.533cm"/>
    </style:style>
    <style:style style:name="pr10" style:family="presentation" style:parent-style-name="Default-outline1">
      <style:graphic-properties fo:min-height="21.021cm"/>
    </style:style>
    <style:style style:name="pr11" style:family="presentation" style:parent-style-name="Default-outline1">
      <style:graphic-properties fo:min-height="17.273cm"/>
    </style:style>
    <style:style style:name="pr12" style:family="presentation" style:parent-style-name="Default-outline1">
      <style:graphic-properties fo:min-height="24.929cm"/>
    </style:style>
    <style:style style:name="pr13" style:family="presentation" style:parent-style-name="Default-outline1">
      <style:graphic-properties fo:min-height="22.953cm"/>
    </style:style>
    <style:style style:name="pr14" style:family="presentation" style:parent-style-name="Default-outline1">
      <style:graphic-properties fo:min-height="17.773cm"/>
    </style:style>
    <style:style style:name="pr15" style:family="presentation" style:parent-style-name="Default-outline1">
      <style:graphic-properties fo:min-height="19.35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text-autospace="none"/>
      <style:text-properties fo:font-size="20pt" style:font-size-asian="20pt" style:font-size-complex="20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color="#ff66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99336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normal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2pt" style:language-asian="zxx" style:country-asian="none" style:font-style-asian="normal" style:font-family-complex="'Courier New'" style:font-family-generic-complex="modern" style:font-pitch-complex="fixed" style:font-size-complex="22pt" style:language-complex="zxx" style:country-complex="none" style:font-style-complex="normal" style:text-emphasize="none" style:font-relief="none"/>
    </style:style>
    <style:style style:name="T24" style:family="text">
      <style:text-properties fo:color="#a9b7c6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25" style:family="text">
      <style:text-properties style:use-window-font-color="true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6" style:family="text">
      <style:text-properties fo:color="#111111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fo:color="#ff66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28" style:family="text">
      <style:text-properties fo:color="#ffc66d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0" style:family="text">
      <style:text-properties fo:color="#a9b7c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99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6a8759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6a8759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4" style:family="text">
      <style:text-properties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99336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7" style:family="text">
      <style:text-properties fo:color="#9876aa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0pt" style:language-asian="zxx" style:country-asian="none" style:font-style-asian="normal" style:font-family-complex="'Courier New'" style:font-family-generic-complex="modern" style:font-pitch-complex="fixed" style:font-size-complex="20pt" style:language-complex="zxx" style:country-complex="none" style:font-style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5.677cm" svg:x="1cm" svg:y="2.323cm" presentation:class="title" presentation:user-transformed="true">
          <draw:text-box>
            <text:p text:style-name="P1"><text:span text:style-name="T1">Semestrální práce</text:span><text:span text:style-name="T1"><text:line-break/></text:span><text:span text:style-name="T1">-</text:span><text:span text:style-name="T1"><text:line-break/></text:span><text:span text:style-name="T1">KIV/FJP</text:span></text:p>
          </draw:text-box>
        </draw:frame>
        <draw:frame presentation:style-name="pr2" draw:layer="layout" svg:width="25.199cm" svg:height="10.065cm" svg:x="1.301cm" svg:y="9.5cm" presentation:class="outline" presentation:user-transformed="true">
          <draw:text-box>
            <text:list text:style-name="L2">
              <text:list-header>
                <text:p><text:span text:style-name="T2">Zadání</text:span>: 1. Tvorba překladače zvoleného jazyka</text:p>
                <text:p><text:span text:style-name="T2">Jazyk:</text:span> Podmnožina jazyka ANSI C</text:p>
                <text:p><text:span text:style-name="T2">Architektura:</text:span> Instrukce PL/0 </text:p>
                <text:p/>
              </text:list-header>
            </text:list>
          </draw:text-box>
        </draw:frame>
        <draw:frame presentation:style-name="pr3" draw:text-style-name="P2" draw:layer="layout" svg:width="25.199cm" svg:height="6.5cm" svg:x="-0.199cm" svg:y="19cm" presentation:class="outline" presentation:user-transformed="true">
          <draw:text-box>
            <text:list text:style-name="L2">
              <text:list-header>
                <text:p text:style-name="P2"><text:span text:style-name="T3">Tým:</text:span><text:span text:style-name="T4"> P. Patera, L. Kaňák</text:span></text:p>
                <text:p text:style-name="P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ramatika</text:span></text:p>
          </draw:text-box>
        </draw:frame>
        <draw:frame presentation:style-name="pr5" draw:text-style-name="P3" draw:layer="layout" svg:width="26.5cm" svg:height="13.859cm" svg:x="0cm" svg:y="4.641cm" presentation:class="outline" presentation:user-transformed="true">
          <draw:text-box>
            <text:list text:style-name="L2">
              <text:list-item>
                <text:p text:style-name="P3"><text:span text:style-name="T2">Datové typy</text:span></text:p>
              </text:list-item>
            </text:list>
            <text:p text:style-name="P4"><text:span text:style-name="T6"><text:s/></text:span><text:span text:style-name="T6"><text:tab/></text:span><text:span text:style-name="T6"><text:tab/></text:span><text:span text:style-name="T7">data_type</text:span><text:span text:style-name="T8"><text:line-break/></text:span><text:span text:style-name="T8"> <text:s text:c="2"/></text:span><text:span text:style-name="T8"><text:tab/></text:span><text:span text:style-name="T8"><text:tab/></text:span><text:span text:style-name="T8"> </text:span><text:span text:style-name="T9">:</text:span><text:span text:style-name="T10"> <text:s text:c="2"/></text:span><text:span text:style-name="T11">'string'</text:span><text:span text:style-name="T12"><text:line-break/></text:span><text:span text:style-name="T12"> <text:s text:c="2"/></text:span><text:span text:style-name="T12"><text:tab/></text:span><text:span text:style-name="T12"> </text:span><text:span text:style-name="T12"><text:tab/></text:span><text:span text:style-name="T12"> </text:span><text:span text:style-name="T9">|</text:span><text:span text:style-name="T10"> <text:s text:c="2"/></text:span><text:span text:style-name="T11">'int'</text:span><text:span text:style-name="T12"><text:line-break/></text:span><text:span text:style-name="T12"> <text:s text:c="2"/></text:span><text:span text:style-name="T12"><text:tab/></text:span><text:span text:style-name="T12"> </text:span><text:span text:style-name="T12"><text:tab/></text:span><text:span text:style-name="T12"> </text:span><text:span text:style-name="T9">|</text:span><text:span text:style-name="T10"> <text:s text:c="2"/></text:span><text:span text:style-name="T11">'boolean'</text:span><text:span text:style-name="T12"><text:line-break/></text:span><text:span text:style-name="T12"> <text:s text:c="3"/></text:span><text:span text:style-name="T12"><text:tab/></text:span><text:span text:style-name="T12"> </text:span><text:span text:style-name="T12"><text:tab/></text:span><text:span text:style-name="T12"> </text:span><text:span text:style-name="T9">;</text:span></text:p>
          </draw:text-box>
        </draw:frame>
        <draw:frame presentation:style-name="pr6" draw:text-style-name="P3" draw:layer="layout" svg:width="25.1cm" svg:height="8.001cm" svg:x="1.4cm" svg:y="11.9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String – </text:span><text:span text:style-name="T13">řetězec znaků</text:span></text:p>
                  </text:list-item>
                </text:list>
              </text:list-item>
            </text:list>
            <text:p text:style-name="P4"><text:span text:style-name="T14"><text:s/></text:span><text:span text:style-name="T14"><text:tab/></text:span><text:span text:style-name="T14"><text:tab/></text:span><text:span text:style-name="T14"><text:tab/></text:span><text:span text:style-name="T7">st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9">:</text:span><text:span text:style-name="T16"> <text:s text:c="2"/></text:span><text:span text:style-name="T17">'"'</text:span><text:span text:style-name="T18"> </text:span><text:span text:style-name="T9">(~</text:span><text:span text:style-name="T19">SPECIAL_CHARS</text:span><text:span text:style-name="T20"> </text:span><text:span text:style-name="T14">|</text:span><text:span text:style-name="T16"> </text:span><text:span text:style-name="T19">ESCAPE</text:span><text:span text:style-name="T9">)*</text:span><text:span text:style-name="T16"> </text:span><text:span text:style-name="T11">'"'</text:span><text:span text:style-name="T18"><text:line-break/></text:span><text:span text:style-name="T18"> <text:s text:c="3"/></text:span><text:span text:style-name="T18"><text:tab/></text:span><text:span text:style-name="T18"><text:tab/></text:span><text:span text:style-name="T18"><text:tab/></text:span><text:span text:style-name="T9">;</text:span></text:p>
            <text:p text:style-name="P4"><text:span text:style-name="T9"/></text:p>
            <text:p text:style-name="P4"><text:span text:style-name="T6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8" draw:text-style-name="P3" draw:layer="layout" svg:width="26.5cm" svg:height="27.083cm" svg:x="0cm" svg:y="0.64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t – </text:span><text:span text:style-name="T13">celé číslo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int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9">NUMERIC</text:span><text:span text:style-name="T9">+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Real</text:span><text:span text:style-name="T13"> – reálné číslo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real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7">int</text:span><text:span text:style-name="T8"> </text:span><text:span text:style-name="T9">(</text:span><text:span text:style-name="T11">'.'</text:span><text:span text:style-name="T12"> </text:span><text:span text:style-name="T7">int</text:span><text:span text:style-name="T9">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Boolean</text:span><text:span text:style-name="T13"> – logický datový typ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boolean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 </text:span><text:span text:style-name="T11">'true'</text:span><text:span text:style-name="T12"> </text:span><text:span text:style-name="T9">|</text:span><text:span text:style-name="T10"> </text:span><text:span text:style-name="T11">'false'</text:span><text:span text:style-name="T12"> </text:span><text:span text:style-name="T9">|</text:span><text:span text:style-name="T10"> </text:span><text:span text:style-name="T19">ID</text:span><text:span text:style-name="T21"><text:line-break/></text:span><text:span text:style-name="T21"> <text:s text:c="3"/></text:span><text:span text:style-name="T21"><text:tab/></text:span><text:span text:style-name="T21"><text:tab/></text:span><text:span text:style-name="T21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Array – </text:span><text:span text:style-name="T13">pole</text:span></text:p>
                  </text:list-item>
                </text:list>
              </text:list-item>
            </text:list>
            <text:p text:style-name="P4"><text:span text:style-name="T22"><text:s/></text:span><text:span text:style-name="T22"><text:tab/></text:span><text:span text:style-name="T22"><text:tab/></text:span><text:span text:style-name="T22"><text:tab/></text:span><text:span text:style-name="T7">array</text:span><text:span text:style-name="T8"><text:line-break/></text:span><text:span text:style-name="T8"> <text:s text:c="4"/></text:span><text:span text:style-name="T8"><text:tab/></text:span><text:span text:style-name="T8"><text:tab/></text:span><text:span text:style-name="T8"><text:tab/></text:span><text:span text:style-name="T9">: </text:span><text:span text:style-name="T7">data_type</text:span><text:span text:style-name="T8"> </text:span><text:span text:style-name="T11">'[' ']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  <text:list text:continue-numbering="true" text:style-name="L2">
              <text:list-item>
                <text:list>
                  <text:list-header>
                    <text:p><text:span text:style-name="T23"/></text:p>
                  </text:list-header>
                </text:list>
              </text:list-item>
            </text:list>
            <text:p text:style-name="P4"><text:span text:style-name="T9"/></text:p>
            <text:p text:style-name="P4"><text:span text:style-name="T9"><text:s/></text:span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6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9" draw:text-style-name="P3" draw:layer="layout" svg:width="26.5cm" svg:height="25.533cm" svg:x="0cm" svg:y="1cm" presentation:class="outline" presentation:user-transformed="true">
          <draw:text-box>
            <text:list text:style-name="L2">
              <text:list-item>
                <text:p text:style-name="P3"><text:span text:style-name="T2">Proměnná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var_typ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data_typ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/text:span><text:span text:style-name="T7">array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Definice a deklara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9">ID</text:span><text:span text:style-name="T21"> </text:span><text:span text:style-name="T11">'='</text:span><text:span text:style-name="T12"> </text:span><text:span text:style-name="T9">(</text:span><text:span text:style-name="T7">ternar_oper</text:span><text:span text:style-name="T8"> </text:span><text:span text:style-name="T9">|</text:span><text:span text:style-name="T10"> </text:span><text:span text:style-name="T7">value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7"><text:s/></text:span><text:span text:style-name="T7"><text:tab/></text:span><text:span text:style-name="T7"><text:tab/></text:span><text:span text:style-name="T7">multiple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9">ID</text:span><text:span text:style-name="T21"> </text:span><text:span text:style-name="T9">(</text:span><text:span text:style-name="T11">'='</text:span><text:span text:style-name="T12"> </text:span><text:span text:style-name="T19">ID</text:span><text:span text:style-name="T9">)*</text:span><text:span text:style-name="T10"> </text:span><text:span text:style-name="T11">'='</text:span><text:span text:style-name="T12"> </text:span><text:span text:style-name="T9">(</text:span><text:span text:style-name="T7">value</text:span><text:span text:style-name="T8"> </text:span><text:span text:style-name="T9">|</text:span><text:span text:style-name="T10"> </text:span><text:span text:style-name="T7">ternar_oper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decla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var_type</text:span><text:span text:style-name="T8"> </text:span><text:span text:style-name="T9">(</text:span><text:span text:style-name="T19">ID</text:span><text:span text:style-name="T21"> </text:span><text:span text:style-name="T9">|</text:span><text:span text:style-name="T10"> </text:span><text:span text:style-name="T7">def</text:span><text:span text:style-name="T8"> </text:span><text:span text:style-name="T9">|</text:span><text:span text:style-name="T10"> </text:span><text:span text:style-name="T7">multiple_def</text:span><text:span text:style-name="T9">)</text:span><text:span text:style-name="T11"> 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const_decla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const'</text:span><text:span text:style-name="T12"> </text:span><text:span text:style-name="T7">var_type</text:span><text:span text:style-name="T8"> </text:span><text:span text:style-name="T9">(</text:span><text:span text:style-name="T7">def</text:span><text:span text:style-name="T8"> </text:span><text:span text:style-name="T9">|</text:span><text:span text:style-name="T10"> </text:span><text:span text:style-name="T7">multiple_def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/text:p>
            <text:p text:style-name="P4"><text:span text:style-name="T10"><text:line-break/></text:span><text:span text:style-name="T10"/></text:p>
            <text:p text:style-name="P4"><text:span text:style-name="T24"><text:line-break/></text:span><text:span text:style-name="T24"/></text:p>
            <text:p text:style-name="P4"><text:span text:style-name="T8"><text:s/></text:span><text:span text:style-name="T8"><text:tab/></text:span><text:span text:style-name="T8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0" draw:text-style-name="P6" draw:layer="layout" svg:width="26.5cm" svg:height="21.021cm" svg:x="0cm" svg:y="0.5cm" presentation:class="outline" presentation:user-transformed="true">
          <draw:text-box>
            <text:p text:style-name="P6"><text:span text:style-name="T8"><text:s/></text:span><text:span text:style-name="T8"><text:tab/></text:span><text:span text:style-name="T8"><text:tab/></text:span><text:span text:style-name="T7">valu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(</text:span><text:span text:style-name="T19">ID</text:span><text:span text:style-name="T21"> </text:span><text:span text:style-name="T9">|</text:span><text:span text:style-name="T10"> </text:span><text:span text:style-name="T7">num_def</text:span><text:span text:style-name="T8"> </text:span><text:span text:style-name="T9">|</text:span><text:span text:style-name="T10"> </text:span><text:span text:style-name="T7">str_def</text:span><text:span text:style-name="T8"> </text:span><text:span text:style-name="T9">|</text:span><text:span text:style-name="T10"> </text:span><text:span text:style-name="T7">boolean_def</text:span><text:span text:style-name="T8"> </text:span></text:p>
            <text:p text:style-name="P6"><text:span text:style-name="T8"><text:s/></text:span><text:span text:style-name="T8"><text:tab/></text:span><text:span text:style-name="T8"><text:tab/></text:span><text:span text:style-name="T8"><text:tab/></text:span><text:span text:style-name="T8"> <text:s text:c="2"/></text:span><text:span text:style-name="T9">|</text:span><text:span text:style-name="T10"> </text:span><text:span text:style-name="T7">array_def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num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</text:span><text:span text:style-name="T7">sign</text:span><text:span text:style-name="T9">?</text:span><text:span text:style-name="T10"> </text:span><text:span text:style-name="T7">term</text:span><text:span text:style-name="T8"> </text:span><text:span text:style-name="T25">(</text:span><text:span text:style-name="T7">sign</text:span><text:span text:style-name="T8"> </text:span><text:span text:style-name="T7">term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7"><text:s/></text:span><text:span text:style-name="T7"><text:tab/></text:span><text:span text:style-name="T7"><text:tab/></text:span><text:span text:style-name="T7">str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9">:</text:span><text:span text:style-name="T10"> </text:span><text:span text:style-name="T7">str</text:span><text:span text:style-name="T8"> </text:span><text:span text:style-name="T9">(</text:span><text:span text:style-name="T11">'+'</text:span><text:span text:style-name="T12"> </text:span><text:span text:style-name="T7">st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boolean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factor</text:span><text:span text:style-name="T8"> </text:span><text:span text:style-name="T9">(</text:span><text:span text:style-name="T7">bin_oper facto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array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26">:</text:span><text:span text:style-name="T10"> <text:s text:c="2"/></text:span><text:span text:style-name="T11">'{'</text:span><text:span text:style-name="T12"> </text:span><text:span text:style-name="T9">(</text:span><text:span text:style-name="T7">value</text:span><text:span text:style-name="T8"> </text:span><text:span text:style-name="T9">(</text:span><text:span text:style-name="T11">','</text:span><text:span text:style-name="T12"> </text:span><text:span text:style-name="T7">value</text:span><text:span text:style-name="T26">)*)?</text:span><text:span text:style-name="T10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sign</text:span><text:span text:style-name="T8"><text:line-break/></text:span><text:span text:style-name="T8"> <text:s text:c="3"/></text:span><text:span text:style-name="T8"><text:tab/></text:span><text:span text:style-name="T8"> <text:s/></text:span><text:span text:style-name="T9">:</text:span><text:span text:style-name="T10"> </text:span><text:span text:style-name="T11">'-'</text:span><text:span text:style-name="T12"> </text:span><text:span text:style-name="T9">|</text:span><text:span text:style-name="T10"> </text:span><text:span text:style-name="T11">'+'</text:span><text:span text:style-name="T12"><text:line-break/></text:span><text:span text:style-name="T12"> <text:s text:c="3"/></text:span><text:span text:style-name="T12"><text:tab/></text:span><text:span text:style-name="T12"> <text:s/></text:span><text:span text:style-name="T9">;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1" draw:text-style-name="P3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 text:style-name="P3"><text:span text:style-name="T2">Výrazy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term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factor</text:span><text:span text:style-name="T8"> </text:span><text:span text:style-name="T9">((</text:span><text:span text:style-name="T11">'*'</text:span><text:span text:style-name="T12"> </text:span><text:span text:style-name="T9">|</text:span><text:span text:style-name="T10"> </text:span><text:span text:style-name="T11">'/'</text:span><text:span text:style-name="T12"> </text:span><text:span text:style-name="T9">|</text:span><text:span text:style-name="T10"> </text:span><text:span text:style-name="T11">'&amp;'</text:span><text:span text:style-name="T12"> </text:span><text:span text:style-name="T9">|</text:span><text:span text:style-name="T10"> </text:span><text:span text:style-name="T11">'|'</text:span><text:span text:style-name="T26">)</text:span><text:span text:style-name="T10"> </text:span><text:span text:style-name="T7">facto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facto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(</text:span><text:span text:style-name="T7">num</text:span><text:span text:style-name="T8"> </text:span><text:span text:style-name="T9">|</text:span><text:span text:style-name="T10"> </text:span><text:span text:style-name="T7">boolean</text:span><text:span text:style-name="T26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|</text:span><text:span text:style-name="T10"> </text:span><text:span text:style-name="T11">'!'</text:span><text:span text:style-name="T9">?</text:span><text:span text:style-name="T10"> </text:span><text:span text:style-name="T11">'('</text:span><text:span text:style-name="T12"> </text:span><text:span text:style-name="T9">(</text:span><text:span text:style-name="T7">num_def</text:span><text:span text:style-name="T8"> </text:span><text:span text:style-name="T9">|</text:span><text:span text:style-name="T10"> </text:span><text:span text:style-name="T7">boolean_def</text:span><text:span text:style-name="T9">) </text:span><text:span text:style-name="T11">')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|</text:span><text:span text:style-name="T10"> </text:span><text:span text:style-name="T11">'!'</text:span><text:span text:style-name="T12"> </text:span><text:span text:style-name="T9">(</text:span><text:span text:style-name="T7">num</text:span><text:span text:style-name="T8"> </text:span><text:span text:style-name="T9">|</text:span><text:span text:style-name="T10"> </text:span><text:span text:style-name="T7">boolean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num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text:s text:c="2"/></text:span><text:span text:style-name="T7">int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text:s text:c="2"/></text:span><text:span text:style-name="T7">real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text:s text:c="2"/></text:span><text:span text:style-name="T19">ID</text:span><text:span text:style-name="T21"><text:line-break/></text:span><text:span text:style-name="T21"> <text:s text:c="3"/></text:span><text:span text:style-name="T21"><text:tab/></text:span><text:span text:style-name="T21"><text:tab/></text:span><text:span text:style-name="T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text-style-name="P3" draw:layer="layout" svg:width="27.5cm" svg:height="24.929cm" svg:x="0cm" svg:y="0.071cm" presentation:class="outline" presentation:user-transformed="true">
          <draw:text-box>
            <text:list text:style-name="L2">
              <text:list-item>
                <text:p text:style-name="P3"><text:span text:style-name="T2">Operátor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comp_oper</text:span><text:span text:style-name="T8"><text:line-break/></text:span><text:span text:style-name="T8"> <text:s text:c="3"/></text:span><text:span text:style-name="T8"><text:tab/></text:span><text:span text:style-name="T8"> <text:s text:c="2"/></text:span><text:span text:style-name="T9">:</text:span><text:span text:style-name="T10"> </text:span><text:span text:style-name="T11">'=='</text:span><text:span text:style-name="T12"> </text:span><text:span text:style-name="T9">|</text:span><text:span text:style-name="T10"> </text:span><text:span text:style-name="T11">'&gt;='</text:span><text:span text:style-name="T12"> </text:span><text:span text:style-name="T9">|</text:span><text:span text:style-name="T10"> </text:span><text:span text:style-name="T9">'&lt;='</text:span><text:span text:style-name="T12"> </text:span><text:span text:style-name="T9">|</text:span><text:span text:style-name="T10"> </text:span><text:span text:style-name="T11">'&gt;'</text:span><text:span text:style-name="T12"> </text:span><text:span text:style-name="T9">|</text:span><text:span text:style-name="T10"> </text:span><text:span text:style-name="T11">'&lt;'</text:span><text:span text:style-name="T12"> </text:span><text:span text:style-name="T9">|</text:span><text:span text:style-name="T10"> </text:span><text:span text:style-name="T11">'!=' </text:span><text:span text:style-name="T9">|</text:span><text:span text:style-name="T11">'===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bin_ope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&amp;&amp;'</text:span><text:span text:style-name="T12"> </text:span><text:span text:style-name="T9">|</text:span><text:span text:style-name="T10"> </text:span><text:span text:style-name="T11">'||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ternar_ope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cond_head</text:span><text:span text:style-name="T8"> </text:span><text:span text:style-name="T11">'?'</text:span><text:span text:style-name="T12"> </text:span><text:span text:style-name="T7">value</text:span><text:span text:style-name="T8"> </text:span><text:span text:style-name="T11">':'</text:span><text:span text:style-name="T12"> </text:span><text:span text:style-name="T7">valu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p text:style-name="P3"><text:span text:style-name="T2">Podmínka</text:span></text:p>
              </text:list-item>
            </text:list>
            <text:p text:style-name="P4"><text:span text:style-name="T7"><text:s/></text:span><text:span text:style-name="T7"><text:tab/></text:span><text:span text:style-name="T7"> </text:span><text:span text:style-name="T7"><text:tab/></text:span><text:span text:style-name="T7">cond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if'</text:span><text:span text:style-name="T12"> </text:span><text:span text:style-name="T9">'('</text:span><text:span text:style-name="T12"> </text:span><text:span text:style-name="T7">cond_head</text:span><text:span text:style-name="T8"> </text:span><text:span text:style-name="T11">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7"/></text:span><text:span text:style-name="T12"><text:tab/></text:span><text:span text:style-name="T12"> <text:s/></text:span><text:span text:style-name="T9">(</text:span><text:span text:style-name="T10"> </text:span><text:span text:style-name="T11">'else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 </text:span><text:span text:style-name="T9">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27">cond_head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29">: ((</text:span><text:span text:style-name="T27">num_def comp_oper num_def </text:span><text:span text:style-name="T29">) |</text:span><text:span text:style-name="T30"> </text:span><text:span text:style-name="T27">boolean_def</text:span><text:span text:style-name="T29">)</text:span><text:span text:style-name="T30"><text:line-break/></text:span><text:span text:style-name="T30"> <text:s text:c="7"/></text:span><text:span text:style-name="T30"><text:tab/></text:span><text:span text:style-name="T30"> <text:s/></text:span><text:span text:style-name="T29">((</text:span><text:span text:style-name="T30"> </text:span><text:span text:style-name="T27">bin_oper num_def comp_oper num_def</text:span><text:span text:style-name="T29">) |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</text:span><text:span text:style-name="T27">boolean_def</text:span><text:span text:style-name="T29">)*</text:span><text:span text:style-name="T30"><text:line-break/></text:span><text:span text:style-name="T30"> <text:s text:c="3"/></text:span><text:span text:style-name="T30"><text:tab/></text:span><text:span text:style-name="T30"><text:tab/></text:span><text:span text:style-name="T29">;</text:span></text:p>
            <text:p text:style-name="P4"><text:span text:style-name="T8"><text:s/></text:span><text:span text:style-name="T8"><text:tab/></text:span><text:span text:style-name="T8"> <text:s text:c="2"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3" draw:layer="layout" svg:width="28cm" svg:height="22.953cm" svg:x="0cm" svg:y="0.547cm" presentation:class="outline" presentation:user-transformed="true">
          <draw:text-box>
            <text:list text:style-name="L2">
              <text:list-item>
                <text:p text:style-name="P3"><text:span text:style-name="T2">Cykly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loop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loop_while</text:span><text:span text:style-name="T8"> </text:span><text:span text:style-name="T9">|</text:span><text:span text:style-name="T7"> loop_for</text:span><text:span text:style-name="T8"> </text:span><text:span text:style-name="T9">|</text:span><text:span text:style-name="T10"> </text:span><text:span text:style-name="T7">do_while</text:span><text:span text:style-name="T8"> </text:span><text:span text:style-name="T9">|</text:span><text:span text:style-name="T10"> </text:span><text:span text:style-name="T7">forea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Whil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9">loop_while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while'</text:span><text:span text:style-name="T12"> </text:span><text:span text:style-name="T11">'('</text:span><text:span text:style-name="T12"> </text:span><text:span text:style-name="T7">cond_head</text:span><text:span text:style-name="T8"> </text:span><text:span text:style-name="T11">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Do while</text:span></text:p>
                  </text:list-item>
                </text:list>
              </text:list-item>
            </text:list>
            <text:p text:style-name="P4"><text:span text:style-name="T28"><text:s/></text:span><text:span text:style-name="T28"><text:tab/></text:span><text:span text:style-name="T28"><text:tab/></text:span><text:span text:style-name="T28"><text:tab/></text:span><text:span text:style-name="T27">do_while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28"><text:tab/></text:span><text:span text:style-name="T29">:</text:span><text:span text:style-name="T30"> </text:span><text:span text:style-name="T31">'do'</text:span><text:span text:style-name="T32"> </text:span><text:span text:style-name="T31">'{'</text:span><text:span text:style-name="T32"> </text:span><text:span text:style-name="T27">block</text:span><text:span text:style-name="T28"> </text:span><text:span text:style-name="T31">'}'</text:span><text:span text:style-name="T32"> </text:span><text:span text:style-name="T31">'while'</text:span><text:span text:style-name="T32"> </text:span><text:span text:style-name="T31">'('</text:span><text:span text:style-name="T32"> </text:span><text:span text:style-name="T27">cond_head</text:span><text:span text:style-name="T28"> </text:span><text:span text:style-name="T31">')'</text:span><text:span text:style-name="T32"> </text:span><text:span text:style-name="T31">';'</text:span><text:span text:style-name="T32"><text:line-break/></text:span><text:span text:style-name="T32"> <text:s text:c="3"/></text:span><text:span text:style-name="T32"><text:tab/></text:span><text:span text:style-name="T32"><text:tab/></text:span><text:span text:style-name="T32"><text:tab/></text:span><text:span text:style-name="T29">;</text:span></text:p>
            <text:list text:continue-numbering="true" text:style-name="L2">
              <text:list-item>
                <text:list>
                  <text:list-item>
                    <text:p><text:span text:style-name="T2">For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loop_for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for'</text:span><text:span text:style-name="T12"> </text:span><text:span text:style-name="T11">'('</text:span><text:span text:style-name="T12"> </text:span><text:span text:style-name="T7">data_type</text:span><text:span text:style-name="T8"> </text:span><text:span text:style-name="T7">def</text:span><text:span text:style-name="T8"> </text:span><text:span text:style-name="T11">';'</text:span><text:span text:style-name="T12"> </text:span><text:span text:style-name="T7">cond_head</text:span><text:span text:style-name="T8"> </text:span><text:span text:style-name="T11">';'</text:span><text:span text:style-name="T12"> </text:span><text:span text:style-name="T12"><text:tab/></text:span><text:span text:style-name="T12"><text:tab/></text:span><text:span text:style-name="T12"> <text:s text:c="10"/></text:span><text:span text:style-name="T7">def</text:span><text:span text:style-name="T11"> 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text:span text:style-name="T33"><text:line-break/></text:span><text:span text:style-name="T33"> <text:s text:c="3"/></text:span><text:span text:style-name="T24">;</text:span></text:p>
            <text:p text:style-name="P4"><text:span text:style-name="T8"><text:s/></text:span><text:span text:style-name="T8"><text:tab/></text:span><text:span text:style-name="T8"><text:tab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4" draw:layer="layout" svg:width="28cm" svg:height="24.837cm" svg:x="0cm" svg:y="0.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Foreach 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forea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foreach'</text:span><text:span text:style-name="T12"> </text:span><text:span text:style-name="T11">'('</text:span><text:span text:style-name="T12"> </text:span><text:span text:style-name="T7">var_type</text:span><text:span text:style-name="T8"> </text:span><text:span text:style-name="T19">ID</text:span><text:span text:style-name="T21"> </text:span><text:span text:style-name="T11">':'</text:span><text:span text:style-name="T12"> </text:span><text:span text:style-name="T19">ID </text:span><text:span text:style-name="T11">')'</text:span><text:span text:style-name="T12"> </text:span><text:span text:style-name="T11">'{'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p><text:span text:style-name="T2">Switch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s_swit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switch'</text:span><text:span text:style-name="T12"> </text:span><text:span text:style-name="T11">'('</text:span><text:span text:style-name="T12"> </text:span><text:span text:style-name="T19">ID</text:span><text:span text:style-name="T21"> </text:span><text:span text:style-name="T11">')'</text:span><text:span text:style-name="T12"> </text:span><text:span text:style-name="T11">'{'</text:span><text:span text:style-name="T12"><text:line-break/></text:span><text:span text:style-name="T12"> <text:s text:c="7"/></text:span><text:span text:style-name="T12"><text:tab/></text:span><text:span text:style-name="T12"> <text:s/></text:span><text:span text:style-name="T9">((</text:span><text:span text:style-name="T11">'case'</text:span><text:span text:style-name="T12"> </text:span><text:span text:style-name="T9">(</text:span><text:span text:style-name="T7">num_def</text:span><text:span text:style-name="T8"> </text:span><text:span text:style-name="T9">|</text:span><text:span text:style-name="T10"> </text:span><text:span text:style-name="T7">str_def</text:span><text:span text:style-name="T9">)</text:span><text:span text:style-name="T10"> </text:span><text:span text:style-name="T11">':'</text:span><text:span text:style-name="T9">)+</text:span><text:span text:style-name="T10"> </text:span><text:span text:style-name="T7">block</text:span><text:span text:style-name="T11">'break'</text:span><text:span text:style-name="T9">?)+</text:span><text:span text:style-name="T10"><text:line-break/></text:span><text:span text:style-name="T10"> <text:s text:c="6"/></text:span><text:span text:style-name="T10"><text:tab/></text:span><text:span text:style-name="T10"><text:tab/></text:span><text:span text:style-name="T9">|</text:span><text:span text:style-name="T10"><text:line-break/></text:span><text:span text:style-name="T10"> <text:s text:c="7"/></text:span><text:span text:style-name="T10"><text:tab/></text:span><text:span text:style-name="T10"> <text:s/></text:span><text:span text:style-name="T9">((</text:span><text:span text:style-name="T11">'default:'</text:span><text:span text:style-name="T9">)+</text:span><text:span text:style-name="T10"> </text:span><text:span text:style-name="T7">block</text:span><text:span text:style-name="T8"> </text:span><text:span text:style-name="T11">'break'</text:span><text:span text:style-name="T9">?)?</text:span><text:span text:style-name="T10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p><text:span text:style-name="T2">Funkce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func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9">(</text:span><text:span text:style-name="T7">var_type</text:span><text:span text:style-name="T8"> </text:span><text:span text:style-name="T9">|</text:span><text:span text:style-name="T10"> </text:span><text:span text:style-name="T11">'void'</text:span><text:span text:style-name="T9">)</text:span><text:span text:style-name="T10"> </text:span><text:span text:style-name="T19">ID </text:span><text:span text:style-name="T11">'('</text:span><text:span text:style-name="T12"> </text:span><text:span text:style-name="T9">(</text:span><text:span text:style-name="T7">param</text:span><text:span text:style-name="T8"> </text:span><text:span text:style-name="T9">|</text:span><text:span text:style-name="T10"> </text:span><text:span text:style-name="T7">'void'</text:span><text:span text:style-name="T9">)</text:span><text:span text:style-name="T10"> </text:span><text:span text:style-name="T11">')'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1">'{'</text:span><text:span text:style-name="T12"> </text:span><text:span text:style-name="T7">block</text:span><text:span text:style-name="T11"> 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p text:style-name="P4"><text:span text:style-name="T34"/></text:p>
            <text:p text:style-name="P4"><text:span text:style-name="T8"><text:s/></text:span><text:span text:style-name="T8"><text:tab/></text:span><text:span text:style-name="T7"><text:tab/>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5" draw:text-style-name="P3" draw:layer="layout" svg:width="26.5cm" svg:height="19.359cm" svg:x="0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5">Parametry funk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param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 (</text:span><text:span text:style-name="T7">var_type</text:span><text:span text:style-name="T8"> </text:span><text:span text:style-name="T19">ID </text:span><text:span text:style-name="T9">(</text:span><text:span text:style-name="T11">','</text:span><text:span text:style-name="T12"> </text:span><text:span text:style-name="T7">var_type</text:span><text:span text:style-name="T8"> </text:span><text:span text:style-name="T19">ID</text:span><text:span text:style-name="T9">)*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 text:style-name="P3"><text:span text:style-name="T2">Volání funkce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call_fnc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7">func</text:span><text:span text:style-name="T8"> </text:span><text:span text:style-name="T11">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item>
                    <text:p text:style-name="P3"><text:span text:style-name="T2">Návrat z funk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r_return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return'</text:span><text:span text:style-name="T12"><text:line-break/></text:span><text:span text:style-name="T12"> <text:s text:c="7"/></text:span><text:span text:style-name="T12"><text:tab/></text:span><text:span text:style-name="T12"><text:tab/></text:span><text:span text:style-name="T12"><text:tab/></text:span><text:span text:style-name="T9">(</text:span><text:span text:style-name="T10"> </text:span><text:span text:style-name="T7">ternar_oper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|</text:span><text:span text:style-name="T10"> </text:span><text:span text:style-name="T7">value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|</text:span><text:span text:style-name="T10"> </text:span><text:span text:style-name="T7">func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)</text:span><text:span text:style-name="T10"><text:line-break/></text:span><text:span text:style-name="T10"> <text:s text:c="6"/></text:span><text:span text:style-name="T10"><text:tab/></text:span><text:span text:style-name="T10"><text:tab/></text:span><text:span text:style-name="T10"><text:tab/></text:span><text:span text:style-name="T11">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11">;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1" draw:text-style-name="P3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 text:style-name="P3"><text:span text:style-name="T2">Blok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Block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9">( </text:span><text:span text:style-name="T7">declar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</text:span><text:span text:style-name="T7"> const_declar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def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loop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cond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s_switch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call_fnc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)*</text:span><text:span text:style-name="T9"><text:line-break/></text:span><text:span text:style-name="T9"> <text:s text:c="6"/></text:span><text:span text:style-name="T9"><text:tab/></text:span><text:span text:style-name="T9"> </text:span><text:span text:style-name="T7">r_return</text:span><text:span text:style-name="T9">?</text:span><text:span text:style-name="T10"><text:line-break/></text:span><text:span text:style-name="T10"> <text:s text:c="3"/></text:span><text:span text:style-name="T10"><text:tab/></text:span><text:span text:style-name="T10"> <text:s/></text:span><text:span text:style-name="T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4" draw:text-style-name="P9" draw:layer="layout" svg:width="25.199cm" svg:height="22.366cm" svg:x="1.301cm" svg:y="0.5cm" presentation:class="outline" presentation:user-transformed="true">
          <draw:text-box>
            <text:p text:style-name="P7"><text:span text:style-name="T36">ID</text:span><text:span text:style-name="T37"><text:line-break/></text:span><text:span text:style-name="T37"><text:tab/></text:span><text:span text:style-name="T29">: (</text:span><text:span text:style-name="T36">ALPHABET</text:span><text:span text:style-name="T37"> </text:span><text:span text:style-name="T29">|</text:span><text:span text:style-name="T30"> </text:span><text:span text:style-name="T36">CHARS</text:span><text:span text:style-name="T29">)</text:span><text:span text:style-name="T30"> </text:span><text:span text:style-name="T29">(</text:span><text:span text:style-name="T36">ALPHABET_NUMERIC</text:span><text:span text:style-name="T37"> </text:span><text:span text:style-name="T29">|</text:span><text:span text:style-name="T30"> </text:span><text:span text:style-name="T36">CHARS</text:span><text:span text:style-name="T29">)*</text:span><text:span text:style-name="T30"><text:line-break/></text:span><text:span text:style-name="T30"> <text:s text:c="2"/></text:span><text:span text:style-name="T29">;</text:span></text:p>
            <text:p text:style-name="P7"><text:span text:style-name="T36">NUMERIC</text:span><text:span text:style-name="T37"><text:line-break/></text:span><text:span text:style-name="T37"> <text:s text:c="2"/></text:span><text:span text:style-name="T29">:</text:span><text:span text:style-name="T30"> </text:span><text:span text:style-name="T29">(</text:span><text:span text:style-name="T31">'0'</text:span><text:span text:style-name="T29">..</text:span><text:span text:style-name="T31">'9'</text:span><text:span text:style-name="T29">)</text:span><text:span text:style-name="T30"><text:line-break/></text:span><text:span text:style-name="T30"> <text:s text:c="2"/></text:span><text:span text:style-name="T29">;</text:span></text:p>
            <text:p text:style-name="P8"><text:span text:style-name="T36">CHARS</text:span><text:span text:style-name="T37"><text:line-break/></text:span><text:span text:style-name="T37"> <text:s text:c="2"/></text:span><text:span text:style-name="T29">:</text:span><text:span text:style-name="T30"> </text:span><text:span text:style-name="T31">'_'</text:span><text:span text:style-name="T32"><text:line-break/></text:span><text:span text:style-name="T32"> <text:s text:c="2"/></text:span><text:span text:style-name="T29">;</text:span><text:span text:style-name="T30"><text:line-break/></text:span><text:span text:style-name="T36">ALPHABET</text:span><text:span text:style-name="T37"><text:line-break/></text:span><text:span text:style-name="T37"> <text:s text:c="2"/></text:span><text:span text:style-name="T29">:</text:span><text:span text:style-name="T30"> </text:span><text:span text:style-name="T29">(</text:span><text:span text:style-name="T31">'A'</text:span><text:span text:style-name="T29">..</text:span><text:span text:style-name="T31">'Z'</text:span><text:span text:style-name="T32"> </text:span><text:span text:style-name="T29">|</text:span><text:span text:style-name="T30"> </text:span><text:span text:style-name="T31">'a'</text:span><text:span text:style-name="T29">..</text:span><text:span text:style-name="T31">'z'</text:span><text:span text:style-name="T29">)</text:span><text:span text:style-name="T30"><text:line-break/></text:span><text:span text:style-name="T30"> <text:s text:c="2"/></text:span><text:span text:style-name="T29">;</text:span></text:p>
            <text:p text:style-name="P8"><text:span text:style-name="T36">ALPHABET_NUMERIC</text:span><text:span text:style-name="T37"><text:line-break/></text:span><text:span text:style-name="T37"> <text:s text:c="2"/></text:span><text:span text:style-name="T29">:</text:span><text:span text:style-name="T30"> </text:span><text:span text:style-name="T36">ALPHABET</text:span><text:span text:style-name="T37"> </text:span><text:span text:style-name="T29">|</text:span><text:span text:style-name="T30"> </text:span><text:span text:style-name="T36">NUMERIC</text:span><text:span text:style-name="T37"><text:line-break/></text:span><text:span text:style-name="T37"> <text:s text:c="2"/></text:span><text:span text:style-name="T29">;</text:span></text:p>
            <text:p text:style-name="P8"><text:span text:style-name="T36">SPECIAL_CHARS</text:span><text:span text:style-name="T37"><text:line-break/></text:span><text:span text:style-name="T37"> <text:s text:c="2"/></text:span><text:span text:style-name="T29">:</text:span><text:span text:style-name="T30"> </text:span><text:span text:style-name="T31">'"'</text:span><text:span text:style-name="T32"><text:line-break/></text:span><text:span text:style-name="T32"> <text:s text:c="2"/></text:span><text:span text:style-name="T29">;</text:span><text:span text:style-name="T30"><text:line-break/></text:span><text:span text:style-name="T30"><text:line-break/></text:span><text:span text:style-name="T36">ESCAPE</text:span><text:span text:style-name="T37"><text:line-break/></text:span><text:span text:style-name="T37"><text:tab/></text:span><text:span text:style-name="T29">:</text:span><text:span text:style-name="T30"> </text:span><text:span text:style-name="T31">'/'</text:span><text:span text:style-name="T32"> </text:span><text:span text:style-name="T36">SPECIAL_CHARS</text:span><text:span text:style-name="T37"><text:line-break/></text:span><text:span text:style-name="T37"> <text:s text:c="2"/></text:span><text:span text:style-name="T29">;</text:span></text:p>
            <text:p text:style-name="P8"><text:span text:style-name="T38"/></text:p>
            <text:p text:style-name="P7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01cm" svg:y="5.494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43M39S</meta:editing-duration>
    <meta:editing-cycles>59</meta:editing-cycles>
    <meta:generator>OpenOffice/4.1.0$Win32 OpenOffice.org_project/410m18$Build-9764</meta:generator>
    <dc:date>2017-10-29T22:15:57.48</dc:date>
    <meta:document-statistic meta:object-count="64"/>
  </office:meta>
</office:document-meta>
</file>